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e21e" officeooo:paragraph-rsid="001ee21e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1ee21e" officeooo:paragraph-rsid="001ee21e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officeooo:rsid="001efa1d" officeooo:paragraph-rsid="001efa1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1f2382" officeooo:paragraph-rsid="001f2382" style:font-style-asian="normal" style:font-weight-asian="bold" style:font-style-complex="normal" style:font-weight-complex="bold"/>
    </style:style>
    <style:style style:name="P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font-style="normal" fo:font-weight="bold" officeooo:rsid="001f2382" officeooo:paragraph-rsid="001f2382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efa1d" officeooo:paragraph-rsid="001efa1d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a9b7c6" loext:opacity="100%" style:font-name="JetBrains Mono" fo:font-size="10pt" fo:font-weight="normal" style:font-size-asian="10pt" style:font-weight-asian="normal"/>
    </style:style>
    <style:style style:name="T3" style:family="text">
      <style:text-properties fo:color="#cc7832" loext:opacity="100%" style:font-name="JetBrains Mono" fo:font-size="10pt" fo:font-weight="normal" style:font-size-asian="10pt" style:font-weight-asian="normal"/>
    </style:style>
    <style:style style:name="T4" style:family="text">
      <style:text-properties fo:color="#8888c6" loext:opacity="100%" style:font-name="JetBrains Mono" fo:font-size="10pt" fo:font-weight="normal" style:font-size-asian="10pt" style:font-weight-asian="normal"/>
    </style:style>
    <style:style style:name="T5" style:family="text">
      <style:text-properties fo:color="#6a8759" loext:opacity="100%" style:font-name="JetBrains Mono" fo:font-size="10pt" fo:font-weight="normal" style:font-size-asian="10pt" style:font-weight-asian="normal"/>
    </style:style>
    <style:style style:name="T6" style:family="text">
      <style:text-properties fo:color="#6897bb" loext:opacity="100%" style:font-name="JetBrains Mono" fo:font-size="10pt" fo:font-weight="normal" style:font-size-asian="10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ИС-23 Наврузалиев М. А.</text:p>
      <text:p text:style-name="P2">Практическое задание №3</text:p>
      <text:p text:style-name="P2"/>
      <text:p text:style-name="P2"/>
      <text:p text:style-name="P2">Тема: <text:span text:style-name="T1">составление программ ветвящейся структуры в IDE PyCharm Community.</text:span></text:p>
      <text:p text:style-name="P2"><text:span text:style-name="T1"/></text:p>
      <text:p text:style-name="P2">Цель: <text:span text:style-name="T1">закрепить усвоенные знания, понятия, алгоритмы, основные принципы составления программ, приобрести навыки составления программ ветвящейся структуры в IDE PyCharm Community</text:span></text:p>
      <text:p text:style-name="P2"><text:span text:style-name="T1"/></text:p>
      <text:p text:style-name="P3">Постановка задачи.</text:p>
      <text:p text:style-name="P6">1. Даны целые числа a, b, c, являющиеся сторонами некоторого треугольника. Проверить истинность высказывания: «Треугольник со сторонами a, b, c является равносторонним»</text:p>
      <text:p text:style-name="P6"/>
      <text:p text:style-name="P6">2. Даны четыре целых числа, одно из которых отлично от трех других, равных между собой.</text:p>
      <text:p text:style-name="P6">Определить порядковый номер числа, отличного от остальных.</text:p>
      <text:p text:style-name="P6"/>
      <text:p text:style-name="P6"/>
      <text:p text:style-name="P4">Тип алгоритма: <text:span text:style-name="T1">Алгоритм ветвления.</text:span></text:p>
      <text:p text:style-name="P4"/>
      <text:p text:style-name="P4"/>
      <text:p text:style-name="P4">Код программы:</text:p>
      <text:p text:style-name="P4"/>
      <text:p text:style-name="P4">1.</text:p>
      <text:p text:style-name="P5"><text:span text:style-name="T2">a</text:span><text:span text:style-name="T3">, </text:span><text:span text:style-name="T2">b</text:span><text:span text:style-name="T3">, </text:span><text:span text:style-name="T2">c = </text:span><text:span text:style-name="T4">input</text:span><text:span text:style-name="T2">(</text:span><text:span text:style-name="T5">"Введите первое число: "</text:span><text:span text:style-name="T2">)</text:span><text:span text:style-name="T3">, </text:span><text:span text:style-name="T4">input</text:span><text:span text:style-name="T2">(</text:span><text:span text:style-name="T5">"Введите второе число: "</text:span><text:span text:style-name="T2">)</text:span><text:span text:style-name="T3">, </text:span><text:span text:style-name="T4">input</text:span><text:span text:style-name="T2">(</text:span><text:span text:style-name="T5">"Введите третье число: "</text:span><text:span text:style-name="T2">)</text:span><text:line-break/><text:span text:style-name="T3">if </text:span><text:span text:style-name="T4">type</text:span><text:span text:style-name="T2">(a) != </text:span><text:span text:style-name="T4">int </text:span><text:span text:style-name="T3">and </text:span><text:span text:style-name="T4">type</text:span><text:span text:style-name="T2">(a) != </text:span><text:span text:style-name="T4">int </text:span><text:span text:style-name="T3">and </text:span><text:span text:style-name="T4">type</text:span><text:span text:style-name="T2">(a) != </text:span><text:span text:style-name="T4">int</text:span><text:span text:style-name="T2">:</text:span><text:line-break/><text:span text:style-name="T2"> <text:s text:c="3"/></text:span><text:span text:style-name="T3">if </text:span><text:span text:style-name="T2">a == b </text:span><text:span text:style-name="T3">and </text:span><text:span text:style-name="T2">b == c </text:span><text:span text:style-name="T3">and </text:span><text:span text:style-name="T2">a == c:</text:span><text:line-break/><text:span text:style-name="T2"> <text:s text:c="7"/></text:span><text:span text:style-name="T4">print</text:span><text:span text:style-name="T2">(</text:span><text:span text:style-name="T5">"Треугольник равносторонний"</text:span><text:span text:style-name="T2">)</text:span><text:line-break/><text:span text:style-name="T2"> <text:s text:c="3"/></text:span><text:span text:style-name="T3">else</text:span><text:span text:style-name="T2">:</text:span><text:line-break/><text:span text:style-name="T2"> <text:s text:c="7"/></text:span><text:span text:style-name="T4">print</text:span><text:span text:style-name="T2">(</text:span><text:span text:style-name="T5">"Треугольник не равносторонний"</text:span><text:span text:style-name="T2">)</text:span><text:line-break/><text:span text:style-name="T3">else</text:span><text:span text:style-name="T2">:</text:span><text:line-break/><text:span text:style-name="T2"> <text:s text:c="3"/></text:span><text:span text:style-name="T4">print</text:span><text:span text:style-name="T2">(</text:span><text:span text:style-name="T5">"Введите целые числа"</text:span><text:span text:style-name="T2">)</text:span><text:line-break/></text:p>
      <text:p text:style-name="P4"/>
      <text:p text:style-name="P4">2.</text:p>
      <text:p text:style-name="P5"><text:span text:style-name="T2">a</text:span><text:span text:style-name="T3">, </text:span><text:span text:style-name="T2">b</text:span><text:span text:style-name="T3">, </text:span><text:span text:style-name="T2">c</text:span><text:span text:style-name="T3">, </text:span><text:span text:style-name="T2">d</text:span><text:span text:style-name="T3">, </text:span><text:span text:style-name="T2">= </text:span><text:span text:style-name="T4">input</text:span><text:span text:style-name="T2">(</text:span><text:span text:style-name="T5">"Введите первое число: "</text:span><text:span text:style-name="T2">)</text:span><text:span text:style-name="T3">, </text:span><text:span text:style-name="T4">input</text:span><text:span text:style-name="T2">(</text:span><text:span text:style-name="T5">"Введите второе число: "</text:span><text:span text:style-name="T2">)</text:span><text:span text:style-name="T3">, </text:span><text:span text:style-name="T4">input</text:span><text:span text:style-name="T2">(</text:span><text:span text:style-name="T5">"Введите третье число: "</text:span><text:span text:style-name="T2">)</text:span><text:span text:style-name="T3">, </text:span><text:span text:style-name="T4">input</text:span><text:span text:style-name="T2">(</text:span><text:line-break/><text:span text:style-name="T2"> <text:s text:c="3"/></text:span><text:span text:style-name="T5">"Введите четвертое число: "</text:span><text:span text:style-name="T2">)</text:span><text:line-break/><text:line-break/><text:span text:style-name="T3">if </text:span><text:span text:style-name="T2">a == b </text:span><text:span text:style-name="T3">and </text:span><text:span text:style-name="T2">b == c:</text:span><text:line-break/><text:span text:style-name="T2"> <text:s text:c="3"/></text:span><text:span text:style-name="T4">print</text:span><text:span text:style-name="T2">(</text:span><text:span text:style-name="T6">4</text:span><text:span text:style-name="T2">)</text:span><text:line-break/><text:span text:style-name="T3">else</text:span><text:span text:style-name="T2">:</text:span><text:line-break/><text:span text:style-name="T2"> <text:s text:c="3"/></text:span><text:span text:style-name="T3">if </text:span><text:span text:style-name="T2">a == b </text:span><text:span text:style-name="T3">and </text:span><text:span text:style-name="T2">a == d:</text:span><text:line-break/><text:span text:style-name="T2"> <text:s text:c="7"/></text:span><text:span text:style-name="T4">print</text:span><text:span text:style-name="T2">(</text:span><text:span text:style-name="T6">3</text:span><text:span text:style-name="T2">)</text:span><text:line-break/><text:span text:style-name="T2"> <text:s text:c="3"/></text:span><text:span text:style-name="T3">else</text:span><text:span text:style-name="T2">:</text:span><text:line-break/><text:span text:style-name="T2"> <text:s text:c="7"/></text:span><text:span text:style-name="T3">if </text:span><text:span text:style-name="T2">a == c </text:span><text:span text:style-name="T3">and </text:span><text:span text:style-name="T2">a == d:</text:span><text:line-break/><text:span text:style-name="T2"> <text:s text:c="11"/></text:span><text:span text:style-name="T4">print</text:span><text:span text:style-name="T2">(</text:span><text:span text:style-name="T6">2</text:span><text:span text:style-name="T2">)</text:span><text:line-break/><text:span text:style-name="T2"> <text:s text:c="7"/></text:span><text:span text:style-name="T3">else</text:span><text:span text:style-name="T2">:</text:span><text:line-break/><text:span text:style-name="T2"> <text:s text:c="11"/></text:span><text:span text:style-name="T3">if </text:span><text:span text:style-name="T2">b == c </text:span><text:span text:style-name="T3">and </text:span><text:span text:style-name="T2">b == d:</text:span><text:line-break/><text:span text:style-name="T2"> <text:s text:c="15"/></text:span><text:span text:style-name="T4">print</text:span><text:span text:style-name="T2">(</text:span><text:span text:style-name="T6">1</text:span><text:span text:style-name="T2">)</text:span><text:line-break/></text:p>
      <text:p text:style-name="P4"/>
      <text:p text:style-name="P4"/>
      <text:p text:style-name="P4"/>
      <text:p text:style-name="P4"/>
      <text:p text:style-name="P4"><text:soft-page-break/>Протокол работы программы.</text:p>
      <text:p text:style-name="P4"/>
      <text:p text:style-name="P4">1.</text:p>
      <text:p text:style-name="P4">Введите первое число: 1</text:p>
      <text:p text:style-name="P4">Введите второе число: 2</text:p>
      <text:p text:style-name="P4">Введите третье число: 3</text:p>
      <text:p text:style-name="P4">Треугольник не равносторонний</text:p>
      <text:p text:style-name="P4"/>
      <text:p text:style-name="P4">Введите первое число: 3</text:p>
      <text:p text:style-name="P4">Введите второе число: 3</text:p>
      <text:p text:style-name="P4">Введите третье число: 3</text:p>
      <text:p text:style-name="P4">Треугольник равносторонний</text:p>
      <text:p text:style-name="P4"/>
      <text:p text:style-name="P4">2.</text:p>
      <text:p text:style-name="P4">Введите первое число: 2</text:p>
      <text:p text:style-name="P4">Введите второе число: 2</text:p>
      <text:p text:style-name="P4">Введите третье число: 3</text:p>
      <text:p text:style-name="P4">Введите четвертое число: 2</text:p>
      <text:p text:style-name="P4">3</text:p>
      <text:p text:style-name="P4"/>
      <text:p text:style-name="P4">Process finished with exit code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6:09:33.058114090</meta:creation-date>
    <dc:date>2022-10-08T16:30:22.187495286</dc:date>
    <meta:editing-duration>PT10M39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31" meta:word-count="260" meta:character-count="1759" meta:non-whitespace-character-count="1419"/>
  </office:meta>
</office:document-meta>
</file>